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Footer">
      <style:text-properties officeooo:rsid="0018286a" officeooo:paragraph-rsid="0018286a"/>
    </style:style>
    <style:style style:name="P2" style:family="paragraph" style:parent-style-name="Header">
      <style:text-properties officeooo:rsid="0018286a" officeooo:paragraph-rsid="0018286a"/>
    </style:style>
    <style:style style:name="P3" style:family="paragraph" style:parent-style-name="Standard">
      <style:text-properties style:font-name="Liberation Serif" officeooo:paragraph-rsid="0018286a"/>
    </style:style>
    <style:style style:name="P4" style:family="paragraph" style:parent-style-name="Standard">
      <style:text-properties style:font-name="Liberation Serif" officeooo:rsid="0018286a" officeooo:paragraph-rsid="0018286a"/>
    </style:style>
    <style:style style:name="P5" style:family="paragraph" style:parent-style-name="Standard">
      <style:text-properties style:font-name="Liberation Serif" fo:font-weight="bold" officeooo:paragraph-rsid="0018286a" style:font-weight-asian="bold" style:font-weight-complex="bold"/>
    </style:style>
    <style:style style:name="P6" style:family="paragraph" style:parent-style-name="Standard">
      <style:text-properties style:font-name="Liberation Serif" officeooo:rsid="0018286a" officeooo:paragraph-rsid="0018286a" fo:background-color="#aecf00"/>
    </style:style>
    <style:style style:name="P7" style:family="paragraph" style:parent-style-name="Standard">
      <style:text-properties style:use-window-font-color="true" loext:opacity="0%" officeooo:paragraph-rsid="0018286a"/>
    </style:style>
    <style:style style:name="P8" style:family="paragraph" style:parent-style-name="Standard">
      <style:text-properties style:use-window-font-color="true" loext:opacity="0%" officeooo:rsid="0018286a" officeooo:paragraph-rsid="0018286a"/>
    </style:style>
    <style:style style:name="P9" style:family="paragraph" style:parent-style-name="Standard">
      <style:text-properties style:use-window-font-color="true" loext:opacity="0%" fo:font-weight="bold" officeooo:paragraph-rsid="0018286a" style:font-weight-asian="bold" style:font-weight-complex="bold"/>
    </style:style>
    <style:style style:name="P10" style:family="paragraph" style:parent-style-name="Standard">
      <style:text-properties style:use-window-font-color="true" loext:opacity="0%" fo:font-weight="bold" officeooo:rsid="0018286a" officeooo:paragraph-rsid="0018286a" style:font-weight-asian="bold" style:font-weight-complex="bold"/>
    </style:style>
    <style:style style:name="T1" style:family="text">
      <style:text-properties fo:font-variant="normal" fo:text-transform="none" fo:font-size="12pt" fo:letter-spacing="normal" fo:font-style="normal" fo:font-weight="normal"/>
    </style:style>
    <style:style style:name="T2" style:family="text">
      <style:text-properties fo:font-variant="normal" fo:text-transform="none" fo:font-size="12pt" fo:letter-spacing="normal" fo:font-style="normal" fo:font-weight="normal" officeooo:rsid="0018286a"/>
    </style:style>
    <style:style style:name="T3" style:family="text">
      <style:text-properties officeooo:rsid="0018286a"/>
    </style:style>
    <style:style style:name="T4" style:family="text">
      <style:text-properties fo:background-color="#aec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CTIVIDADES UD.07</text:p>
      <text:p text:style-name="Title">LA JORNADA LABORAL </text:p>
      <text:p text:style-name="Text_20_body"/>
      <text:h text:style-name="Heading_20_1" text:outline-level="1">A. EJERCICIOS (TOTAL 8 PUNTOS) </text:h>
      <text:p text:style-name="Text_20_body"/>
      <text:p text:style-name="P7"/>
      <text:p text:style-name="P9"><text:span text:style-name="T3">1. Un trabajador que obtuvo el Título de Técnico Superior de Mantenimiento </text:span>Aeromecánico fue contratado por una empresa de aviación deportiva para el servicio de mantenimiento, con un trabajo a turnos.</text:p>
      <text:p text:style-name="P9"/>
      <text:p text:style-name="P9">El citado trabajador quiere acceder a los estudios universitarios de Ingeniería Aeronáutica, que se imparten por la tarde.</text:p>
      <text:p text:style-name="P9"/>
      <text:p text:style-name="P9">Indica qué derechos tendrá el trabajador para elegir turno de trabajo. (0,5 puntos)</text:p>
      <text:p text:style-name="P7"><text:span text:style-name="T1"/></text:p>
      <text:p text:style-name="P7"><text:span text:style-name="T1"><text:tab/>El trabajador tiene derecho a solicitar un cambio de turno de trabajo para poder </text:span><text:span text:style-name="T2">realizar</text:span><text:span text:style-name="T1"> <text:s/></text:span><text:span text:style-name="T2">e</text:span><text:span text:style-name="T1">studios universitarios.</text:span> <text:span text:style-name="T3">Ademas tendrá preferencia para elegir turno.</text:span></text:p>
      <text:p text:style-name="P7"/>
      <text:p text:style-name="P9">2. Consulta el artículo 35 del ET. En los almacenes de una empresa situada en el Valencia, un viento de más de 140 km por hora voló el tejado del almacén de suministros, derribando varias estanterías. El empresario obliga a los trabajadores a realizar dos horas extraordinarias diarias.</text:p>
      <text:p text:style-name="P9"/>
      <text:p text:style-name="P9">El convenio colectivo no establece la realización de horas extraordinarias.</text:p>
      <text:p text:style-name="P9"/>
      <text:p text:style-name="P9">a) Indica si el empresario puede obligar a los trabajadores a realizar horas extraordinarias para reparar los daños causados por el fuerte viento. (0,5 puntos)</text:p>
      <text:p text:style-name="P9"/>
      <text:p text:style-name="P9">b) ¿Existe algún límite legal para la realización de estas horas? (0,5 puntos<text:span text:style-name="T3">)</text:span></text:p>
      <text:p text:style-name="P9"/>
      <text:p text:style-name="P8"><text:tab/>Se entiende que son horas extraordinarias por fuerza mayor por lo que están legisladas. No existe limite legal en horas, pero si restringe a que no podrán hacerlas los menores de 18 años.</text:p>
      <text:p text:style-name="P8"/>
      <text:p text:style-name="P10"/>
      <text:p text:style-name="P10"/>
      <text:p text:style-name="P10"/>
      <text:p text:style-name="P10"/>
      <text:p text:style-name="P10"/>
      <text:p text:style-name="P10"/>
      <text:p text:style-name="P10"/>
      <text:p text:style-name="P10"><text:soft-page-break/>3. Consulta el artículo 37 del ET. Algunos trabajadores de una empresa durante el presente mes se han encontrado en las siguientes circunstancias de tipo personal. ¿Cuántos días de permiso tendrá cada trabajador? (0,5 puntos)</text:p>
      <text:p text:style-name="P10"/>
      <text:p text:style-name="P10">a. Un trabajador ha sido citado judicialmente para formar parte de un jurado.</text:p>
      <text:p text:style-name="P8"/>
      <text:p text:style-name="P8"><text:tab/>El tiempo indispensable para su realización</text:p>
      <text:p text:style-name="P8"/>
      <text:p text:style-name="P10">b. El padre de una trabajadora ha sufrido una intervención quirúrgica, en la misma localidad de <text:s/>trabajo, que precisa reposo domiciliario. </text:p>
      <text:p text:style-name="P8"/>
      <text:p text:style-name="P8"><text:tab/>2 días comenzando a contarse el primer día laborable.</text:p>
      <text:p text:style-name="P8"/>
      <text:p text:style-name="P10">c. Ha fallecido el tío de una trabajadora.</text:p>
      <text:p text:style-name="P8"/>
      <text:p text:style-name="P8"><text:tab/>En principio no tendría días de permiso ya que es para familiares hasta 2º Grado.</text:p>
      <text:p text:style-name="P8"/>
      <text:p text:style-name="P10">d. Mudanza de domicilio</text:p>
      <text:p text:style-name="P8"><text:tab/></text:p>
      <text:p text:style-name="P8"><text:tab/>Un día.</text:p>
      <text:p text:style-name="P10"/>
      <text:p text:style-name="P10">e. Enfermedad grave de su suegro con desplazamiento a otra comunidad</text:p>
      <text:p text:style-name="P8"/>
      <text:p text:style-name="P7"><text:tab/><text:span text:style-name="T3">4 días <text:s/>comenzando a contarse el primer día laborable.</text:span></text:p>
      <text:p text:style-name="P7"/>
      <text:p text:style-name="P9"><text:span text:style-name="T3">4</text:span>. Consulta el artículo 38 del ET. Una trabajadora tuvo un hijo el 1 de noviembre, habiendo disfrutado solo de 15 días de vacaciones. Estuvo de baja maternal durante 16 semanas. Al finalizar esta, reclama los 15 días del año anterior no disfrutados. El empresario se los deniega por no haberlos disfrutado en el año natural.</text:p>
      <text:p text:style-name="P9"/>
      <text:p text:style-name="P9">a) ¿Tiene derecho la trabajadora a disfrutar las vacaciones del año anterior? (0,5 puntos)</text:p>
      <text:p text:style-name="P7"/>
      <text:p text:style-name="P7"><text:tab/><text:span text:style-name="T3">Si, ya que no se las tomó por estar de baja.</text:span></text:p>
      <text:p text:style-name="P7"/>
      <text:p text:style-name="P9">b) ¿Podrá unir las vacaciones no disfrutadas al final de la baja maternal? (0,5 puntos)</text:p>
      <text:p text:style-name="P3"/>
      <text:p text:style-name="P3"><text:tab/><text:span text:style-name="T3">Si, ya que son un derecho irrenunciable. De hecho es la forma en que la empresa pueda organizar mejor la sustitución de la empleada durante la baja y las vacaciones.</text:span></text:p>
      <text:p text:style-name="P3"/>
      <text:p text:style-name="P5">5. Laura Pérez, que presta sus servicios como auxiliar de clínica en un hospital, con un horario de 08:00 a 15:00 horas, llega puntualmente al trabajo y se dirige al vestuario para cambiarse de ropa. A las 14:50 deja su trabajo y vuelve a cambiarse de ropa. ¿Es correcta su actuación? Justifica tu respuesta. (1 puntos)</text:p>
      <text:p text:style-name="P3"/>
      <text:p text:style-name="P4"><text:tab/>Si, los cambios de vestuario en empleos que son obligatorios para garantizar las normas de higiene y seguridad de su puesto de trabajo están contemplados dentro de la jornada laboral.</text:p>
      <text:p text:style-name="P4"/>
      <text:p text:style-name="P4"/>
      <text:p text:style-name="P4"><text:soft-page-break/></text:p>
      <text:p text:style-name="P4"/>
      <text:h text:style-name="Heading_20_1" text:outline-level="1"><text:span text:style-name="T3">T</text:span>EST DE REPASO: (2 PUNTOS) </text:h>
      <text:p text:style-name="P4"/>
      <text:p text:style-name="P4">1. Indica cuál es la jornada máxima semanal de promedio:</text:p>
      <text:p text:style-name="P4">a) 35 horas. </text:p>
      <text:p text:style-name="P6">b) 40 horas en cómputo anual. </text:p>
      <text:p text:style-name="P4">c) 30 horas.</text:p>
      <text:p text:style-name="P4">d) 37 horas</text:p>
      <text:p text:style-name="P4"/>
      <text:p text:style-name="P4">2. El trabajador deberá conocer la nueva distribución de la jornada, el día y la hora, con un preaviso de:</text:p>
      <text:p text:style-name="P4">a) 3 días </text:p>
      <text:p text:style-name="P4">b) 2 días </text:p>
      <text:p text:style-name="P6">c) 5 días</text:p>
      <text:p text:style-name="P4">d) 1 día</text:p>
      <text:p text:style-name="P4"/>
      <text:p text:style-name="P4">3. Indica el límite mínimo de descanso que debe mediar entre el final de una jornada laboral y el comienzo de la siguiente:</text:p>
      <text:p text:style-name="P4">a) Seis horas. </text:p>
      <text:p text:style-name="P4"><text:span text:style-name="T4">b) Doce horas.</text:span> </text:p>
      <text:p text:style-name="P4">c) Diez horas.</text:p>
      <text:p text:style-name="P4">d) No hay límite.</text:p>
      <text:p text:style-name="P4"/>
      <text:p text:style-name="P4">4. El trabajador puede reducir la jornada por guarda legal de un menor hasta la edad de:</text:p>
      <text:p text:style-name="P4">a) 8 años. </text:p>
      <text:p text:style-name="P6">b) 12 años. </text:p>
      <text:p text:style-name="P4">c) 10 años.</text:p>
      <text:p text:style-name="P4">d) 3 años.</text:p>
      <text:p text:style-name="P4"/>
      <text:p text:style-name="P4">5. La reducción máxima de la jornada por guarda legal de un menor de 12 años es:</text:p>
      <text:p text:style-name="P4">a) Un tercio de la jornada. </text:p>
      <text:p text:style-name="P4">b) Dos horas diarias. </text:p>
      <text:p text:style-name="P6">c) La mitad de la jornada.</text:p>
      <text:p text:style-name="P4">d) Un quinto de la jornada.</text:p>
      <text:p text:style-name="P4"/>
      <text:p text:style-name="P4">6. ¿Cuál es el límite máximo de horas extraordinarias que puede realizar el trabajador por fuerza mayor?</text:p>
      <text:p text:style-name="P4">a) 80 horas. </text:p>
      <text:p text:style-name="P4">b) 80 horas </text:p>
      <text:p text:style-name="P6">c) No existe límite.</text:p>
      <text:p text:style-name="P4">d) 200 horas.</text:p>
      <text:p text:style-name="P4">e) </text:p>
      <text:p text:style-name="P4"/>
      <text:p text:style-name="P4"/>
      <text:p text:style-name="P4"/>
      <text:p text:style-name="P4"><text:soft-page-break/></text:p>
      <text:p text:style-name="P4"/>
      <text:p text:style-name="P4">7. Si se compensan las horas extraordinarias por tiempo de descanso, indica en qué periodo podrá disfrutarlo el trabajador:</text:p>
      <text:p text:style-name="P4">a) En los 2 meses siguientes. </text:p>
      <text:p text:style-name="P4">b) En los 6 meses siguientes. </text:p>
      <text:p text:style-name="P6">c) En los 4 meses siguientes.</text:p>
      <text:p text:style-name="P4">d) En los 12 meses siguientes.</text:p>
      <text:p text:style-name="P4"/>
      <text:p text:style-name="P4">8. La reducción de jornada por lactancia de un menor de 9 meses puede ser disfrutada por:</text:p>
      <text:p text:style-name="P6">a) La madre. </text:p>
      <text:p text:style-name="P4">b) El padre. </text:p>
      <text:p text:style-name="P4">c) indistintamente, cuando ambos padres trabajen.</text:p>
      <text:p text:style-name="P4">d) Todas las respuestas son incorrectas.</text:p>
      <text:p text:style-name="P4"/>
      <text:p text:style-name="P4">9. Se considera trabajador nocturno aquel que trabaje:</text:p>
      <text:p text:style-name="P4">a) Al menos 1/3 de la jornada anual en horario nocturno. </text:p>
      <text:p text:style-name="P6">b) Desde las 22:00 a las 06:00. </text:p>
      <text:p text:style-name="P4">c) Tres horas en jornada de noche.</text:p>
      <text:p text:style-name="P4">d) Las tres respuestas son verdaderas.</text:p>
      <text:p text:style-name="P4"/>
      <text:p text:style-name="P4">10.El trabajador debe conocer la fecha de su descanso anual con un plazo mínimo de antelación al disfrute de... </text:p>
      <text:p text:style-name="P4">a) 15 días. </text:p>
      <text:p text:style-name="P6">b) 2 meses. </text:p>
      <text:p text:style-name="P4">c) Un mes.</text:p>
      <text:p text:style-name="P4">d) 20 días </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286a" officeooo:paragraph-rsid="0018286a"/>
    </style:style>
    <style:style style:name="MP2" style:family="paragraph" style:parent-style-name="Footer">
      <style:text-properties officeooo:rsid="0018286a" officeooo:paragraph-rsid="0018286a"/>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JOSE MANUEL MORENO BOLIVAR<text:tab/><text:tab/>1ºDAM</text:p>
      </style:header>
      <style:footer>
        <text:p text:style-name="MP2">FOL <text:tab/><text:tab/>ACTIVIDADES UD.07</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01T19:09:11.328000000</meta:creation-date>
    <dc:date>2023-02-01T19:51:47.892000000</dc:date>
    <meta:editing-duration>PT42M37S</meta:editing-duration>
    <meta:editing-cycles>1</meta:editing-cycles>
    <meta:document-statistic meta:table-count="0" meta:image-count="0" meta:object-count="0" meta:page-count="4" meta:paragraph-count="85" meta:word-count="922" meta:character-count="5282" meta:non-whitespace-character-count="4400"/>
    <meta:generator>LibreOffice/7.4.2.3$Windows_X86_64 LibreOffice_project/382eef1f22670f7f4118c8c2dd222ec7ad009daf</meta:generator>
  </office:meta>
</office:document-meta>
</file>